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language="en" fo:country="US" officeooo:rsid="000db114" officeooo:paragraph-rsid="000db114"/>
    </style:style>
    <style:style style:name="P2" style:family="paragraph" style:parent-style-name="Preformatted_20_Text">
      <style:text-properties fo:language="en" fo:country="US" officeooo:rsid="000db114" officeooo:paragraph-rsid="001203cc"/>
    </style:style>
    <style:style style:name="P3" style:family="paragraph" style:parent-style-name="Preformatted_20_Text">
      <style:text-properties fo:language="en" fo:country="US" officeooo:rsid="000db114" officeooo:paragraph-rsid="0012a821"/>
    </style:style>
    <style:style style:name="P4" style:family="paragraph" style:parent-style-name="Preformatted_20_Text">
      <style:text-properties fo:language="en" fo:country="US" officeooo:rsid="000db114" officeooo:paragraph-rsid="0012cc5e"/>
    </style:style>
    <style:style style:name="P5" style:family="paragraph" style:parent-style-name="Preformatted_20_Text">
      <style:text-properties fo:language="en" fo:country="US" officeooo:rsid="000db114" officeooo:paragraph-rsid="001da131"/>
    </style:style>
    <style:style style:name="P6" style:family="paragraph" style:parent-style-name="Preformatted_20_Text">
      <style:text-properties fo:language="en" fo:country="US" officeooo:rsid="0012cc5e" officeooo:paragraph-rsid="0012cc5e"/>
    </style:style>
    <style:style style:name="P7" style:family="paragraph" style:parent-style-name="Preformatted_20_Text">
      <style:text-properties fo:language="en" fo:country="US" officeooo:rsid="00146513" officeooo:paragraph-rsid="00146513"/>
    </style:style>
    <style:style style:name="P8" style:family="paragraph" style:parent-style-name="Preformatted_20_Text">
      <style:text-properties fo:language="en" fo:country="US" officeooo:rsid="0018c96a" officeooo:paragraph-rsid="0018c96a"/>
    </style:style>
    <style:style style:name="P9" style:family="paragraph" style:parent-style-name="Preformatted_20_Text">
      <style:text-properties fo:font-size="10pt" fo:language="en" fo:country="US" officeooo:rsid="000db114" officeooo:paragraph-rsid="000db114" style:font-size-asian="10pt" style:font-size-complex="10pt"/>
    </style:style>
    <style:style style:name="P10" style:family="paragraph" style:parent-style-name="Preformatted_20_Text">
      <style:text-properties fo:font-size="10pt" fo:language="en" fo:country="US" fo:font-style="italic" officeooo:rsid="0012cc5e" officeooo:paragraph-rsid="0012cc5e" style:font-size-asian="10pt" style:font-style-asian="italic" style:font-size-complex="10pt" style:font-style-complex="italic"/>
    </style:style>
    <style:style style:name="P11" style:family="paragraph" style:parent-style-name="Preformatted_20_Text">
      <style:text-properties fo:font-size="10pt" fo:language="en" fo:country="US" fo:font-style="italic" officeooo:rsid="000db114" officeooo:paragraph-rsid="0012cc5e" style:font-size-asian="10pt" style:font-style-asian="italic" style:font-size-complex="10pt" style:font-style-complex="italic"/>
    </style:style>
    <style:style style:name="P12" style:family="paragraph" style:parent-style-name="Preformatted_20_Text">
      <style:text-properties fo:font-size="11pt" fo:language="en" fo:country="US" fo:font-style="italic" officeooo:rsid="000db114" officeooo:paragraph-rsid="000db114" style:font-size-asian="11pt" style:font-style-asian="italic" style:font-size-complex="11pt" style:font-style-complex="italic"/>
    </style:style>
    <style:style style:name="P13" style:family="paragraph" style:parent-style-name="Preformatted_20_Text">
      <style:paragraph-properties fo:text-align="center" style:justify-single-word="false"/>
      <style:text-properties fo:font-size="11pt" fo:language="en" fo:country="US" fo:font-style="italic" officeooo:rsid="000db114" officeooo:paragraph-rsid="000db114" style:font-size-asian="11pt" style:font-style-asian="italic" style:font-size-complex="11pt" style:font-style-complex="italic"/>
    </style:style>
    <style:style style:name="P14" style:family="paragraph" style:parent-style-name="Preformatted_20_Text">
      <style:paragraph-properties fo:text-align="center" style:justify-single-word="false"/>
      <style:text-properties fo:font-size="11pt" fo:language="en" fo:country="US" fo:font-style="normal" officeooo:rsid="000db114" officeooo:paragraph-rsid="000db114" style:font-size-asian="11pt" style:font-style-asian="normal" style:font-size-complex="11pt" style:font-style-complex="normal"/>
    </style:style>
    <style:style style:name="P15" style:family="paragraph" style:parent-style-name="Preformatted_20_Text">
      <style:paragraph-properties fo:text-align="center" style:justify-single-word="false"/>
      <style:text-properties fo:font-size="11pt" fo:language="en" fo:country="US" fo:font-style="normal" officeooo:rsid="000db114" officeooo:paragraph-rsid="0012a821" style:font-size-asian="11pt" style:font-style-asian="normal" style:font-size-complex="11pt" style:font-style-complex="normal"/>
    </style:style>
    <style:style style:name="P16" style:family="paragraph" style:parent-style-name="Preformatted_20_Text">
      <style:paragraph-properties fo:text-align="center" style:justify-single-word="false"/>
      <style:text-properties fo:font-size="11pt" fo:language="en" fo:country="US" fo:font-style="normal" officeooo:rsid="000db114" officeooo:paragraph-rsid="0012cc5e" style:font-size-asian="11pt" style:font-style-asian="normal" style:font-size-complex="11pt" style:font-style-complex="normal"/>
    </style:style>
    <style:style style:name="P17" style:family="paragraph" style:parent-style-name="Preformatted_20_Text">
      <style:paragraph-properties fo:text-align="center" style:justify-single-word="false"/>
      <style:text-properties fo:font-size="11pt" fo:language="en" fo:country="US" fo:font-style="normal" officeooo:rsid="0012cc5e" officeooo:paragraph-rsid="0012cc5e" style:font-size-asian="11pt" style:font-style-asian="normal" style:font-size-complex="11pt" style:font-style-complex="normal"/>
    </style:style>
    <style:style style:name="P18" style:family="paragraph" style:parent-style-name="Preformatted_20_Text">
      <style:text-properties style:font-name="Liberation Mono" fo:font-size="11pt" fo:language="en" fo:country="US" fo:font-style="italic" officeooo:rsid="0012a821" officeooo:paragraph-rsid="0012a821" style:font-name-asian="Droid Sans Fallback1" style:font-size-asian="11pt" style:font-style-asian="italic" style:font-name-complex="Liberation Mono" style:font-size-complex="11pt" style:font-style-complex="italic"/>
    </style:style>
    <style:style style:name="P19" style:family="paragraph" style:parent-style-name="Preformatted_20_Text">
      <style:text-properties style:font-name="Liberation Mono" fo:font-size="10pt" fo:language="en" fo:country="US" fo:font-style="italic" officeooo:rsid="0012cc5e" officeooo:paragraph-rsid="0012cc5e" style:font-name-asian="Droid Sans Fallback1" style:font-size-asian="10pt" style:font-style-asian="italic" style:font-name-complex="Liberation Mono" style:font-size-complex="10pt" style:font-style-complex="italic"/>
    </style:style>
    <style:style style:name="P20" style:family="paragraph" style:parent-style-name="Preformatted_20_Text" style:master-page-name="">
      <style:paragraph-properties fo:margin-left="0.499cm" fo:margin-right="0cm" fo:margin-top="0cm" fo:margin-bottom="0cm" style:contextual-spacing="false" fo:text-indent="-0.499cm" style:auto-text-indent="false" style:page-number="auto"/>
      <style:text-properties fo:font-size="10pt" fo:language="en" fo:country="US" fo:font-style="italic" officeooo:rsid="000db114" officeooo:paragraph-rsid="0012cc5e" style:font-size-asian="10pt" style:font-style-asian="italic" style:font-size-complex="10pt" style:font-style-complex="italic"/>
    </style:style>
    <style:style style:name="P21" style:family="paragraph" style:parent-style-name="Heading">
      <style:text-properties fo:language="en" fo:country="US"/>
    </style:style>
    <style:style style:name="P22" style:family="paragraph" style:parent-style-name="Heading">
      <style:text-properties style:text-underline-style="solid" style:text-underline-width="auto" style:text-underline-color="font-color"/>
    </style:style>
    <style:style style:name="P23" style:family="paragraph" style:parent-style-name="Preformatted_20_Text" style:list-style-name="L1">
      <style:text-properties officeooo:paragraph-rsid="001203cc"/>
    </style:style>
    <style:style style:name="P24" style:family="paragraph" style:parent-style-name="Preformatted_20_Text" style:list-style-name="L1">
      <style:text-properties fo:language="en" fo:country="US" officeooo:rsid="000db114" officeooo:paragraph-rsid="000db114"/>
    </style:style>
    <style:style style:name="P25" style:family="paragraph" style:parent-style-name="Preformatted_20_Text" style:list-style-name="L2">
      <style:text-properties fo:language="en" fo:country="US" officeooo:rsid="000db114" officeooo:paragraph-rsid="001203cc"/>
    </style:style>
    <style:style style:name="P26" style:family="paragraph" style:parent-style-name="Preformatted_20_Text" style:list-style-name="L2">
      <style:text-properties fo:language="en" fo:country="US" officeooo:rsid="000db114" officeooo:paragraph-rsid="000db114"/>
    </style:style>
    <style:style style:name="P27" style:family="paragraph" style:parent-style-name="Preformatted_20_Text" style:list-style-name="L4">
      <style:text-properties fo:language="en" fo:country="US" officeooo:rsid="000db114" officeooo:paragraph-rsid="001203cc"/>
    </style:style>
    <style:style style:name="P28" style:family="paragraph" style:parent-style-name="Preformatted_20_Text" style:list-style-name="L4">
      <style:text-properties fo:language="en" fo:country="US" officeooo:rsid="000db114" officeooo:paragraph-rsid="000db114"/>
    </style:style>
    <style:style style:name="P29" style:family="paragraph" style:parent-style-name="Preformatted_20_Text" style:list-style-name="L2">
      <style:text-properties officeooo:paragraph-rsid="000db114"/>
    </style:style>
    <style:style style:name="P30" style:family="paragraph" style:parent-style-name="Preformatted_20_Text" style:list-style-name="L3">
      <style:text-properties officeooo:paragraph-rsid="000db114"/>
    </style:style>
    <style:style style:name="P31" style:family="paragraph" style:parent-style-name="Preformatted_20_Text" style:list-style-name="L3">
      <style:text-properties officeooo:paragraph-rsid="001203cc"/>
    </style:style>
    <style:style style:name="P32" style:family="paragraph" style:parent-style-name="Preformatted_20_Text" style:list-style-name="L3">
      <style:text-properties officeooo:rsid="0016c8d4" officeooo:paragraph-rsid="0016c8d4"/>
    </style:style>
    <style:style style:name="P33" style:family="paragraph" style:parent-style-name="Preformatted_20_Text" style:list-style-name="L5">
      <style:text-properties officeooo:paragraph-rsid="0012cc5e"/>
    </style:style>
    <style:style style:name="P34" style:family="paragraph" style:parent-style-name="Preformatted_20_Text" style:list-style-name="L5">
      <style:text-properties officeooo:rsid="0012cc5e" officeooo:paragraph-rsid="0012cc5e"/>
    </style:style>
    <style:style style:name="P35" style:family="paragraph" style:parent-style-name="Preformatted_20_Text" style:master-page-name="">
      <style:paragraph-properties fo:margin-left="0.6cm" fo:margin-right="0cm" fo:margin-top="0cm" fo:margin-bottom="0cm" style:contextual-spacing="false" fo:text-indent="-0.6cm" style:auto-text-indent="false" style:page-number="auto"/>
      <style:text-properties fo:language="en" fo:country="US" officeooo:rsid="000db114" officeooo:paragraph-rsid="002041ac"/>
    </style:style>
    <style:style style:name="T1" style:family="text">
      <style:text-properties officeooo:rsid="000ea6d8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db114"/>
    </style:style>
    <style:style style:name="T4" style:family="text">
      <style:text-properties fo:language="en" fo:country="US" officeooo:rsid="001203cc"/>
    </style:style>
    <style:style style:name="T5" style:family="text">
      <style:text-properties fo:language="en" fo:country="US" officeooo:rsid="0016056a"/>
    </style:style>
    <style:style style:name="T6" style:family="text">
      <style:text-properties fo:language="en" fo:country="US" officeooo:rsid="0016c8d4"/>
    </style:style>
    <style:style style:name="T7" style:family="text">
      <style:text-properties officeooo:rsid="001203cc"/>
    </style:style>
    <style:style style:name="T8" style:family="text">
      <style:text-properties style:font-name="Liberation Mono" style:font-name-asian="Droid Sans Fallback1" style:font-name-complex="Liberation Mono"/>
    </style:style>
    <style:style style:name="T9" style:family="text">
      <style:text-properties style:font-name="Liberation Mono" officeooo:rsid="0012a821" style:font-name-asian="Droid Sans Fallback1" style:font-name-complex="Liberation Mono"/>
    </style:style>
    <style:style style:name="T10" style:family="text">
      <style:text-properties style:font-name="Liberation Mono" officeooo:rsid="0012cc5e" style:font-name-asian="Droid Sans Fallback1" style:font-name-complex="Liberation Mono"/>
    </style:style>
    <style:style style:name="T11" style:family="text">
      <style:text-properties style:font-name="Liberation Mono" fo:font-size="10pt" fo:font-style="italic" officeooo:rsid="0012a821" style:font-name-asian="Droid Sans Fallback1" style:font-size-asian="10pt" style:font-style-asian="italic" style:font-name-complex="Liberation Mono" style:font-size-complex="10pt" style:font-style-complex="italic"/>
    </style:style>
    <style:style style:name="T12" style:family="text">
      <style:text-properties style:font-name="Liberation Mono" fo:font-size="10pt" fo:language="en" fo:country="US" fo:font-style="italic" style:font-name-asian="Droid Sans Fallback1" style:font-size-asian="10pt" style:font-style-asian="italic" style:font-name-complex="Liberation Mono" style:font-size-complex="10pt" style:font-style-complex="italic"/>
    </style:style>
    <style:style style:name="T13" style:family="text">
      <style:text-properties style:font-name="Liberation Mono" fo:font-size="10pt" fo:language="en" fo:country="US" fo:font-style="italic" officeooo:rsid="0012cc5e" style:font-name-asian="Droid Sans Fallback1" style:font-size-asian="10pt" style:font-style-asian="italic" style:font-name-complex="Liberation Mono" style:font-size-complex="10pt" style:font-style-complex="italic"/>
    </style:style>
    <style:style style:name="T14" style:family="text">
      <style:text-properties style:font-name="Liberation Mono" fo:font-size="10pt" fo:language="en" fo:country="US" fo:font-style="italic" officeooo:rsid="000db114" style:font-name-asian="Droid Sans Fallback1" style:font-size-asian="10pt" style:font-style-asian="italic" style:font-name-complex="Liberation Mono" style:font-size-complex="10pt" style:font-style-complex="italic"/>
    </style:style>
    <style:style style:name="T15" style:family="text">
      <style:text-properties officeooo:rsid="0012cc5e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officeooo:rsid="001a1cd3"/>
    </style:style>
    <style:style style:name="T19" style:family="text">
      <style:text-properties officeooo:rsid="001ad37e"/>
    </style:style>
    <style:style style:name="T20" style:family="text">
      <style:text-properties officeooo:rsid="002041ac"/>
    </style:style>
    <style:style style:name="T21" style:family="text">
      <style:text-properties fo:font-size="24pt" style:font-size-asian="24pt" style:font-size-complex="2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1">PAVEL NEDZELSKIY</text:span></text:p>
      <text:p text:style-name="P1"/>
      <text:p text:style-name="P21"><text:span text:style-name="T16">Objective</text:span> </text:p>
      <text:p text:style-name="P9">To get a position of Middle Web Developer </text:p>
      <text:p text:style-name="P1"/>
      <text:p text:style-name="Heading"><text:span text:style-name="T16">Summary</text:span> </text:p>
      <text:p text:style-name="P1">IT Experience 10+ years </text:p>
      <text:p text:style-name="P1">Web Programming Experience - 4+ years </text:p>
      <text:p text:style-name="P4">Web Design Experience - <text:span text:style-name="T15">2</text:span>+ years </text:p>
      <text:p text:style-name="P6">Creating technical documentation and manual testing – 5+ years</text:p>
      <text:p text:style-name="P1"/>
      <text:p text:style-name="P1">Experience in developing web applications for different purposes (e-shops, personal sites, landing pages etc) </text:p>
      <text:p text:style-name="P1"/>
      <text:p text:style-name="P1">Highly motivated, sociable, able to work in team, ready to learn, flexible. </text:p>
      <text:p text:style-name="P1"/>
      <text:p text:style-name="Heading"><text:span text:style-name="T16">Personal</text:span> </text:p>
      <text:p text:style-name="P1">Date of birth: October 24, 1986. </text:p>
      <text:p text:style-name="P1">Contacts: +38 (068) 591-22-48, <text:a xlink:type="simple" xlink:href="mailto:pavel.nedzelskiy@gmail.com">pavel.nedzelskiy@gmail.com</text:a></text:p>
      <text:p text:style-name="P8">Personal Site: <text:a xlink:type="simple" xlink:href="http://www.nedzelskiy.tk/">nedzelskiy.tk</text:a></text:p>
      <text:p text:style-name="P1"/>
      <text:p text:style-name="Heading"><text:span text:style-name="T16">Education</text:span> </text:p>
      <text:p text:style-name="P3">Kyiv National University of Technology and Design, faculty of Mechatronics and Computer Technologies, speciality <text:span text:style-name="T11">"</text:span>Computer-aided technological processes and manufactures<text:span text:style-name="T11">"</text:span> (full-time student). Graduated in <text:span text:style-name="T1">2008.</text:span> </text:p>
      <text:p text:style-name="P1"/>
      <text:p text:style-name="Heading"><text:span text:style-name="T16">Skills</text:span> </text:p>
      <text:p text:style-name="P1">Operation systems: MS Windows - 10+ years, Linux (Debian) - 3+ years. </text:p>
      <text:p text:style-name="P5">Web Programming: HTML, CSS, JS, <text:span text:style-name="T19">jQuery, </text:span>PHP <text:s/>- 4+ years, XHTML, XML, XSL, <text:span text:style-name="T18">Yii, Yii2, Twitter Bootstrap, Sass, Less – 1 year.</text:span></text:p>
      <text:p text:style-name="P1">Databases: MySQL - 3+ years, Redis, PostgreSQL - 1 year. </text:p>
      <text:p text:style-name="P7">Desktop: Photoshop – 2+ years.</text:p>
      <text:p text:style-name="P1">Languages: English - Pre-intermediate, Russian and Ukrainian - native. </text:p>
      <text:p text:style-name="P1"/>
      <text:p text:style-name="P22">Experience Records </text:p>
      <text:p text:style-name="P1"/>
      <text:p text:style-name="P14">May 2015 - Present Time </text:p>
      <text:p text:style-name="P13"><text:span text:style-name="T17">Adphone (</text:span><text:a xlink:type="simple" xlink:href="http://www.adphone.biz/"><text:span text:style-name="T17">www.adphone.biz</text:span></text:a><text:span text:style-name="T17">) </text:span></text:p>
      <text:p text:style-name="P12"/>
      <text:p text:style-name="P1"><text:s text:c="2"/>Position: Middle WEB Developer </text:p>
      <text:p text:style-name="P2"><text:s text:c="2"/>Responsibilities: </text:p>
      <text:list xml:id="list398957414929180985" text:style-name="L1">
        <text:list-item>
          <text:p text:style-name="P23"><text:span text:style-name="T3">development of new functionality </text:span><text:span text:style-name="T5">and</text:span><text:span text:style-name="T3"> refactoring of code using Yii/Yii2; </text:span></text:p>
        </text:list-item>
        <text:list-item>
          <text:p text:style-name="P24">development and decoration of web pages using HTML4/5, CSS2/3, SASS for desktop and mobile versions; </text:p>
        </text:list-item>
        <text:list-item>
          <text:p text:style-name="P24">programming of client functionality using Javascript and jQuery; </text:p>
        </text:list-item>
        <text:list-item>
          <text:p text:style-name="P24">programming of server part using PHP5; </text:p>
        </text:list-item>
        <text:list-item>
          <text:p text:style-name="P24">working with database PostgreSQL.</text:p>
        </text:list-item>
      </text:list>
      <text:p text:style-name="P1"/>
      <text:p text:style-name="P1"><text:soft-page-break/></text:p>
      <text:p text:style-name="P14">March 2015 - April 2015 </text:p>
      <text:p text:style-name="P14">Freelance project (redesign) </text:p>
      <text:p text:style-name="P12"/>
      <text:p text:style-name="P1"><text:s text:c="2"/>Position: Full stack developer </text:p>
      <text:p text:style-name="P2"><text:s text:c="2"/>Achievements: </text:p>
      <text:list xml:id="list7298259819158820330" text:style-name="L2">
        <text:list-item>
          <text:p text:style-name="P25">design using landing principles; </text:p>
        </text:list-item>
        <text:list-item>
          <text:p text:style-name="P26">simplification of navigation; </text:p>
        </text:list-item>
        <text:list-item>
          <text:p text:style-name="P26">front-end development using AJAX technology; </text:p>
        </text:list-item>
        <text:list-item>
          <text:p text:style-name="P29"><text:span text:style-name="T3">design which sup</text:span><text:span text:style-name="T5">p</text:span><text:span text:style-name="T3">orts different gadgets. </text:span></text:p>
        </text:list-item>
      </text:list>
      <text:p text:style-name="P1"/>
      <text:p text:style-name="P1"/>
      <text:p text:style-name="P1"/>
      <text:p text:style-name="P14">March 2013 - February 2015 </text:p>
      <text:p text:style-name="P14">Own project jPAC </text:p>
      <text:p text:style-name="P12"/>
      <text:p text:style-name="P1"><text:s text:c="2"/>Position: Full stack developer </text:p>
      <text:p text:style-name="P2"><text:s text:c="2"/>Achievements: </text:p>
      <text:list xml:id="list8328880935464871940" text:style-name="L3">
        <text:list-item>
          <text:p text:style-name="P30"><text:span text:style-name="T4">d</text:span><text:span text:style-name="T3">evelopment of online browser game using Javascript, which allows multiplayer mode with different levels;</text:span></text:p>
        </text:list-item>
        <text:list-item>
          <text:p text:style-name="P31"><text:span text:style-name="T3">development of friendly environment for testing</text:span><text:span text:style-name="T6">;</text:span></text:p>
        </text:list-item>
        <text:list-item>
          <text:p text:style-name="P32"><text:span text:style-name="T6">c</text:span><text:span text:style-name="T2">reating a movie about game.</text:span></text:p>
        </text:list-item>
      </text:list>
      <text:p text:style-name="P1"/>
      <text:p text:style-name="P1"/>
      <text:p text:style-name="P1"/>
      <text:p text:style-name="P13">J<text:span text:style-name="T17">uly 2012 - March 2013 </text:span></text:p>
      <text:p text:style-name="P14">Freelance project GIFTS </text:p>
      <text:p text:style-name="P12"/>
      <text:p text:style-name="P2"><text:s text:c="2"/>Achievements: </text:p>
      <text:list xml:id="list2565088664205173630" text:style-name="L4">
        <text:list-item>
          <text:p text:style-name="P27">development of cross browser online shop using design pattern MVC; </text:p>
        </text:list-item>
        <text:list-item>
          <text:p text:style-name="P28">development of administrator's interface; </text:p>
        </text:list-item>
        <text:list-item>
          <text:p text:style-name="P28">ordering using AJAX. </text:p>
        </text:list-item>
      </text:list>
      <text:p text:style-name="P1"/>
      <text:p text:style-name="P1"/>
      <text:p text:style-name="P1"/>
      <text:p text:style-name="P14">September 2009 - July 201<text:span text:style-name="T7">1</text:span> </text:p>
      <text:p text:style-name="P15">Internet game journal <text:span text:style-name="T9">"</text:span>RELOAD<text:span text:style-name="T9">"</text:span></text:p>
      <text:p text:style-name="P18"/>
      <text:p text:style-name="P1"><text:s text:c="2"/>Position: Chief redactor's assistant </text:p>
      <text:p text:style-name="P35"><text:s text:c="2"/>Responsibilities: creation and design of psd-pages in Photoshop, <text:span text:style-name="T20">official representative of journal in Ukraine, visiting conferences, taking <text:s/>interviews, write articles.</text:span></text:p>
      <text:p text:style-name="P1"/>
      <text:p text:style-name="P1"/>
      <text:p text:style-name="P1"/>
      <text:p text:style-name="P16"><text:span text:style-name="T15">February 2013 - May</text:span> 201<text:span text:style-name="T15">5</text:span> </text:p>
      <text:p text:style-name="P17"><text:span text:style-name="T9">P</text:span><text:span text:style-name="T8">arus Corporation</text:span></text:p>
      <text:p text:style-name="P10"/>
      <text:p text:style-name="P11"><text:span text:style-name="T8"><text:s text:c="2"/>Position: </text:span><text:span text:style-name="T10">Technical writer and manual tester</text:span></text:p>
      <text:p text:style-name="P19"><text:s text:c="2"/>Responsibilities: </text:p>
      <text:list xml:id="list1813668396497488231" text:style-name="L5">
        <text:list-item>
          <text:p text:style-name="P33"><text:span text:style-name="T14">creation </text:span><text:span text:style-name="T13">documentations and guides for users and administrators;</text:span></text:p>
        </text:list-item>
        <text:list-item>
          <text:p text:style-name="P34"><text:span text:style-name="T13">m</text:span><text:span text:style-name="T12">anual testing modules written on Java and Delphi.</text:span></text:p>
        </text:list-item>
      </text:list>
      <text:p text:style-name="P1"/>
      <text:p text:style-name="P1"/>
      <text:p text:style-name="P1"/>
      <text:p text:style-name="P16">September 200<text:span text:style-name="T15">8</text:span> - <text:span text:style-name="T15">February</text:span> 201<text:span text:style-name="T15">3</text:span> </text:p>
      <text:p text:style-name="P17"><text:span text:style-name="T9">P</text:span><text:span text:style-name="T8">arus Corporation</text:span></text:p>
      <text:p text:style-name="P10"/>
      <text:p text:style-name="P11"><text:span text:style-name="T8"><text:s text:c="2"/>Position: </text:span><text:span text:style-name="T10">Technical writer</text:span></text:p>
      <text:p text:style-name="P20"><text:span text:style-name="T10"><text:s text:c="2"/>Responsibilities: </text:span><text:span text:style-name="T8">creation </text:span><text:span text:style-name="T10">documentations and guides for users and administrator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0T17:36:45.966066328</dc:date>
    <dc:creator>user </dc:creator>
    <meta:generator>LibreOffice/4.2.8.2$Linux_X86_64 LibreOffice_project/420m0$Build-2</meta:generator>
    <meta:editing-duration>PT4H13M18S</meta:editing-duration>
    <meta:editing-cycles>22</meta:editing-cycles>
    <meta:document-statistic meta:table-count="0" meta:image-count="0" meta:object-count="0" meta:page-count="2" meta:paragraph-count="67" meta:word-count="409" meta:character-count="2943" meta:non-whitespace-character-count="2539"/>
  </office:meta>
</office:document-meta>
</file>